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26in"/>
    </style:style>
    <style:style style:name="co2" style:family="table-column">
      <style:table-column-properties fo:break-before="auto" style:column-width="1.6236in"/>
    </style:style>
    <style:style style:name="co3" style:family="table-column">
      <style:table-column-properties fo:break-before="auto" style:column-width="1.93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udents Names</text:p>
          </table:table-cell>
          <table:table-cell office:value-type="string" calcext:value-type="string">
            <text:p>Exam Percentage score</text:p>
          </table:table-cell>
          <table:table-cell office:value-type="string" calcext:value-type="string">
            <text:p>Exam Percentage grade</text:p>
          </table:table-cell>
          <table:table-cell office:value-type="string" calcext:value-type="string">
            <text:p>Exam Percentage Frequency</text:p>
          </table:table-cell>
        </table:table-row>
        <table:table-row table:style-name="ro1">
          <table:table-cell office:value-type="string" calcext:value-type="string">
            <text:p>Ayo</text:p>
          </table:table-cell>
          <table:table-cell office:value-type="float" office:value="90" calcext:value-type="float">
            <text:p>90</text:p>
          </table:table-cell>
          <table:table-cell table:formula="of:=IF([.B2]&gt;=90; &quot;A&quot;; IF([.B2]&gt;=80; &quot;B&quot;; IF([.B2]&gt;=70; &quot;C&quot;; IF([.B2]&gt;=60; &quot;D&quot;; &quot;F&quot;))))" office:value-type="string" office:string-value="A" calcext:value-type="string">
            <text:p>A</text:p>
          </table:table-cell>
          <table:table-cell table:formula="of:=COUNTIF([.C:.C]; &quot;A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yo</text:p>
          </table:table-cell>
          <table:table-cell office:value-type="float" office:value="20" calcext:value-type="float">
            <text:p>20</text:p>
          </table:table-cell>
          <table:table-cell table:formula="of:=IF([.B3]&gt;=90; &quot;A&quot;; IF([.B3]&gt;=80; &quot;B&quot;; IF([.B3]&gt;=70; &quot;C&quot;; IF([.B3]&gt;=60; &quot;D&quot;; &quot;F&quot;))))" office:value-type="string" office:string-value="F" calcext:value-type="string">
            <text:p>F</text:p>
          </table:table-cell>
          <table:table-cell table:formula="of:=COUNTIF([.C:.C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dera</text:p>
          </table:table-cell>
          <table:table-cell office:value-type="float" office:value="30" calcext:value-type="float">
            <text:p>30</text:p>
          </table:table-cell>
          <table:table-cell table:formula="of:=IF([.B4]&gt;=90; &quot;A&quot;; IF([.B4]&gt;=80; &quot;B&quot;; IF([.B4]&gt;=70; &quot;C&quot;; IF([.B4]&gt;=60; &quot;D&quot;; &quot;F&quot;))))" office:value-type="string" office:string-value="F" calcext:value-type="string">
            <text:p>F</text:p>
          </table:table-cell>
          <table:table-cell table:formula="of:=COUNTIF([.C:.C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40" calcext:value-type="float">
            <text:p>40</text:p>
          </table:table-cell>
          <table:table-cell table:formula="of:=IF([.B5]&gt;=90; &quot;A&quot;; IF([.B5]&gt;=80; &quot;B&quot;; IF([.B5]&gt;=70; &quot;C&quot;; IF([.B5]&gt;=60; &quot;D&quot;; &quot;F&quot;))))" office:value-type="string" office:string-value="F" calcext:value-type="string">
            <text:p>F</text:p>
          </table:table-cell>
          <table:table-cell table:formula="of:=COUNTIF([.C:.C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50" calcext:value-type="float">
            <text:p>50</text:p>
          </table:table-cell>
          <table:table-cell table:formula="of:=IF([.B6]&gt;=90; &quot;A&quot;; IF([.B6]&gt;=80; &quot;B&quot;; IF([.B6]&gt;=70; &quot;C&quot;; IF([.B6]&gt;=60; &quot;D&quot;; &quot;F&quot;)))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ruk</text:p>
          </table:table-cell>
          <table:table-cell office:value-type="float" office:value="70" calcext:value-type="float">
            <text:p>70</text:p>
          </table:table-cell>
          <table:table-cell table:formula="of:=IF([.B7]&gt;=90; &quot;A&quot;; IF([.B7]&gt;=80; &quot;B&quot;; IF([.B7]&gt;=70; &quot;C&quot;; IF([.B7]&gt;=60; &quot;D&quot;; &quot;F&quot;))))" office:value-type="string" office:string-value="C" calcext:value-type="string">
            <text:p>C</text:p>
          </table:table-cell>
          <table:table-cell table:formula="of:=COUNTIF([.C:.C]; &quot;C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80" calcext:value-type="float">
            <text:p>80</text:p>
          </table:table-cell>
          <table:table-cell table:formula="of:=IF([.B8]&gt;=90; &quot;A&quot;; IF([.B8]&gt;=80; &quot;B&quot;; IF([.B8]&gt;=70; &quot;C&quot;; IF([.B8]&gt;=60; &quot;D&quot;; &quot;F&quot;))))" office:value-type="string" office:string-value="B" calcext:value-type="string">
            <text:p>B</text:p>
          </table:table-cell>
          <table:table-cell table:formula="of:=COUNTIF([.C:.C]; &quot;B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60" calcext:value-type="float">
            <text:p>60</text:p>
          </table:table-cell>
          <table:table-cell table:formula="of:=IF([.B9]&gt;=90; &quot;A&quot;; IF([.B9]&gt;=80; &quot;B&quot;; IF([.B9]&gt;=70; &quot;C&quot;; IF([.B9]&gt;=60; &quot;D&quot;; &quot;F&quot;))))" office:value-type="string" office:string-value="D" calcext:value-type="string">
            <text:p>D</text:p>
          </table:table-cell>
          <table:table-cell table:formula="of:=COUNTIF([.C:.C]; &quot;D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echukwu</text:p>
          </table:table-cell>
          <table:table-cell office:value-type="float" office:value="100" calcext:value-type="float">
            <text:p>100</text:p>
          </table:table-cell>
          <table:table-cell table:formula="of:=IF([.B10]&gt;=90; &quot;A&quot;; IF([.B10]&gt;=80; &quot;B&quot;; IF([.B10]&gt;=70; &quot;C&quot;; IF([.B10]&gt;=60; &quot;D&quot;; &quot;F&quot;)))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et</text:p>
          </table:table-cell>
          <table:table-cell office:value-type="float" office:value="70" calcext:value-type="float">
            <text:p>70</text:p>
          </table:table-cell>
          <table:table-cell table:formula="of:=IF([.B11]&gt;=90; &quot;A&quot;; IF([.B11]&gt;=80; &quot;B&quot;; IF([.B11]&gt;=70; &quot;C&quot;; IF([.B11]&gt;=60; &quot;D&quot;; &quot;F&quot;))))" office:value-type="string" office:string-value="C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04:47:06.0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2:23:26.246000000</meta:creation-date>
    <dc:date>2024-04-24T04:47:41.459000000</dc:date>
    <meta:editing-duration>PT40M22S</meta:editing-duration>
    <meta:editing-cycles>8</meta:editing-cycles>
    <meta:generator>LibreOffice/24.2.1.2$Windows_X86_64 LibreOffice_project/db4def46b0453cc22e2d0305797cf981b68ef5ac</meta:generator>
    <meta:print-date>2024-04-24T04:35:11.618000000</meta:print-date>
    <meta:printed-by>PDF files</meta:printed-by>
    <meta:document-statistic meta:table-count="1" meta:cell-count="44" meta:object-count="0"/>
  </office:meta>
</office:document-meta>
</file>